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tarSymbol" svg:font-family="StarSymbol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Courier 10 Pitch" fo:font-size="18pt" fo:font-weight="bold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end" style:justify-single-word="false"/>
      <style:text-properties style:font-name="Courier 10 Pitch" fo:font-size="16pt" style:font-size-asian="16pt" style:font-size-complex="16pt"/>
    </style:style>
    <style:style style:name="P4" style:family="paragraph" style:parent-style-name="Standard">
      <style:paragraph-properties fo:text-align="start" style:justify-single-word="false"/>
      <style:text-properties style:font-name="Courier 10 Pitch" fo:font-size="16pt" fo:font-weight="bold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end" style:justify-single-word="false"/>
      <style:text-properties style:font-name="Courier 10 Pitch" fo:font-size="14pt" style:font-size-asian="14pt" style:font-size-complex="14pt"/>
    </style:style>
    <style:style style:name="P6" style:family="paragraph" style:parent-style-name="Standard">
      <style:paragraph-properties fo:text-align="start" style:justify-single-word="false"/>
      <style:text-properties style:font-name="Courier 10 Pitch" fo:font-size="13pt" style:font-size-asian="13pt" style:font-size-complex="13pt"/>
    </style:style>
    <style:style style:name="P7" style:family="paragraph" style:parent-style-name="Standard">
      <style:paragraph-properties fo:text-align="start" style:justify-single-word="false"/>
      <style:text-properties style:font-name="Courier 10 Pitch" fo:font-size="13pt" fo:font-weight="normal" style:font-size-asian="13pt" style:font-weight-asian="normal" style:font-size-complex="13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Courier 10 Pitch" fo:font-size="13pt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Courier 10 Pitch" fo:font-size="13pt" fo:font-weight="bold" style:font-size-asian="13pt" style:font-weight-asian="bold" style:font-size-complex="13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Courier 10 Pitch"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DejaVu Sans"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DejaVu Sans" fo:font-size="13pt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P13" style:family="paragraph" style:parent-style-name="Standard" style:list-style-name="L1">
      <style:paragraph-properties fo:text-align="start" style:justify-single-word="false"/>
      <style:text-properties style:font-name="Courier 10 Pitch" fo:font-size="13pt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P14" style:family="paragraph" style:parent-style-name="Standard" style:list-style-name="L2">
      <style:paragraph-properties fo:text-align="start" style:justify-single-word="false"/>
      <style:text-properties style:font-name="Courier 10 Pitch" fo:font-size="13pt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P15" style:family="paragraph" style:parent-style-name="Standard" style:list-style-name="L3">
      <style:paragraph-properties fo:text-align="start" style:justify-single-word="false"/>
      <style:text-properties style:font-name="Courier 10 Pitch" fo:font-size="13pt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P16" style:family="paragraph" style:parent-style-name="Standard" style:list-style-name="L4">
      <style:paragraph-properties fo:text-align="start" style:justify-single-word="false"/>
      <style:text-properties style:font-name="Courier 10 Pitch" fo:font-size="13pt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P17" style:family="paragraph" style:parent-style-name="Standard" style:list-style-name="L5">
      <style:paragraph-properties fo:text-align="start" style:justify-single-word="false"/>
      <style:text-properties style:font-name="Courier 10 Pitch" fo:font-size="13pt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Courier 10 Pitch"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9" style:family="paragraph" style:parent-style-name="Standard" style:list-style-name="L6">
      <style:paragraph-properties fo:text-align="start" style:justify-single-word="false"/>
      <style:text-properties style:font-name="Courier 10 Pitch"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Courier 10 Pitch"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21" style:family="paragraph" style:parent-style-name="Standard">
      <style:paragraph-properties fo:text-align="start" style:justify-single-word="false"/>
      <style:text-properties style:font-name="Courier 10 Pitch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22" style:family="paragraph" style:parent-style-name="Standard">
      <style:paragraph-properties fo:text-align="start" style:justify-single-word="false"/>
      <style:text-properties style:font-name="Courier 10 Pitch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italic" style:font-style-asian="italic" style:font-style-complex="italic"/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6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Numero di vocali distinte</text:p>
      <text:p text:style-name="P6"/>
      <text:p text:style-name="P3">Gruppo N. 2</text:p>
      <text:p text:style-name="P6"/>
      <text:p text:style-name="P5">Daniele Orlando 180583</text:p>
      <text:p text:style-name="P6"/>
      <text:p text:style-name="P6"/>
      <text:p text:style-name="P4">Analisi del problema</text:p>
      <text:p text:style-name="P6"/>
      <text:p text:style-name="P6">La realizzazione del codice relativo alle specifiche dettate per il progetto non ha incontrato difficoltà complessive particolari.</text:p>
      <text:p text:style-name="P6"/>
      <text:p text:style-name="P6">Attenzioni di un certo rilievo sono state concentrate sull'analisi dei file passati come argomenti avendo le specifiche progettuali dettato una discreta libertà per la loro formattazione.</text:p>
      <text:p text:style-name="P6">La maggior parte del codice realizzato infatti è dedicato proprio al controllo di correttezza dell'input.</text:p>
      <text:p text:style-name="P6"/>
      <text:p text:style-name="P6">Una volta validata la formattazione del file in ingresso si è provveduto ad allocare dinamicamente spazio in memoria sufficiente per contenere tutti record presenti.</text:p>
      <text:p text:style-name="P6">Questa operazione è stata ripetuta due volte in maniera uguale per entrambi i file presentando questi ultimi struttura esattamente identica. Intuibilmente, sono state create funzioni generiche evitando qualsiasi ripetizione di codice.</text:p>
      <text:p text:style-name="P6"/>
      <text:p text:style-name="P6">Ottenuti i rispettivi vettori, si è proceduto con il controllo sulla loro composizione come prescritto dalle linee guida.</text:p>
      <text:p text:style-name="P6">Unica nota rilevante nel processo di confronto fra i vettori risiede nell'implementazione di una cache che ha lo scopo di accellerare l'esecuzione dell'algoritmo.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9"/>
      <text:p text:style-name="P9"/>
      <text:p text:style-name="P4"><text:soft-page-break/>Struttura</text:p>
      <text:p text:style-name="P7"/>
      <text:p text:style-name="P7">Inclusioni<text:span text:style-name="T2"> </text:span><text:span text:style-name="T1">(</text:span><text:span text:style-name="T2">#include</text:span><text:span text:style-name="T1">)</text:span><text:span text:style-name="T2">:</text:span></text:p>
      <text:list text:style-name="L1">
        <text:list-item>
          <text:p text:style-name="P13">stdio.h<text:span text:style-name="T1">: necessario per le operazioni di input output su stream (inclusi </text:span>stdout<text:span text:style-name="T1"> e </text:span>stderr<text:span text:style-name="T1">);</text:span></text:p>
        </text:list-item>
        <text:list-item>
          <text:p text:style-name="P13">stdlib.h<text:span text:style-name="T1">: necessario per l'uso delle funzioni </text:span>calloc()<text:span text:style-name="T1"> ed </text:span>exit()<text:span text:style-name="T1"> e della costante </text:span>EXIT_FAILURE<text:span text:style-name="T1">;</text:span></text:p>
        </text:list-item>
      </text:list>
      <text:list text:style-name="L2">
        <text:list-item>
          <text:p text:style-name="P14">string.h<text:span text:style-name="T1">: la sua inclusione è necessaria per l'uso della funzione </text:span>strncmp()<text:span text:style-name="T1"> in </text:span>checkArgument()<text:span text:style-name="T1">. s</text:span>trncmp<text:span text:style-name="T1"> viene adottata per confrontare l'header del file in ingresso che deve essere uguale a </text:span>'Prj2_08'<text:span text:style-name="T1">.</text:span></text:p>
        </text:list-item>
      </text:list>
      <text:p text:style-name="P10"/>
      <text:p text:style-name="P8"><text:span text:style-name="T1">Definizioni (</text:span>#define<text:span text:style-name="T1">):</text:span></text:p>
      <text:list text:style-name="L3">
        <text:list-item>
          <text:p text:style-name="P15">true<text:span text:style-name="T1">: è settato ad '1' ed emula il valore booleano true;</text:span></text:p>
        </text:list-item>
        <text:list-item>
          <text:p text:style-name="P15">false<text:span text:style-name="T1">: è settato a '0' ed emula il valore booleano false.</text:span></text:p>
        </text:list-item>
      </text:list>
      <text:p text:style-name="P10"/>
      <text:p text:style-name="P8"><text:span text:style-name="T1">Definizioni di tipo (</text:span>typedef<text:span text:style-name="T1">):</text:span></text:p>
      <text:list text:style-name="L4">
        <text:list-item>
          <text:p text:style-name="P16">bool<text:span text:style-name="T1">: emula il tipo booleano assente in C89.</text:span></text:p>
        </text:list-item>
      </text:list>
      <text:p text:style-name="P10"/>
      <text:p text:style-name="P10">Prototipi:</text:p>
      <text:list text:style-name="L5">
        <text:list-item>
          <text:p text:style-name="P17">void raiseError(char *, char *)<text:span text:style-name="T1">: è una interfaccia per il sollevamento di un errore critico, con conseguente terminazione del programma;</text:span></text:p>
        </text:list-item>
        <text:list-item>
          <text:p text:style-name="P17">char ** checkArgument(char *, int *)<text:span text:style-name="T1">: è la funzione per il controllo della struttura del file in input e la relativa estrapolazione dei record;</text:span></text:p>
        </text:list-item>
        <text:list-item>
          <text:p text:style-name="P17">int countVowels(char *)<text:span text:style-name="T1">: è una funzione per la conta delle vocali distinte presenti in una stringa;</text:span></text:p>
        </text:list-item>
        <text:list-item>
          <text:p text:style-name="P17">bool isLessThan(int, char *, int *, int)<text:span text:style-name="T1">: verifica se il numero di vocali distinte è minore delle vocali distinte presenti nella stringa. Se il numero di vocali della stringa non è prensente nella cache viene calcolato ed inseritovi.</text:span></text:p>
        </text:list-item>
      </text:list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21"/>
      <text:p text:style-name="P21"/>
      <text:p text:style-name="P21"/>
      <text:p text:style-name="P21"><text:soft-page-break/></text:p>
      <text:p text:style-name="P21">Funzioni</text:p>
      <text:p text:style-name="P22"/>
      <text:p text:style-name="P20">void raiseError(char *, char *)</text:p>
      <text:p text:style-name="P10"/>
      <text:p text:style-name="P10">Prende come parametri la stringa da visualizzare in output sullo stderr ed un parametro di tipo stringa da inserire nel messaggio.</text:p>
      <text:p text:style-name="P10"/>
      <text:p text:style-name="P10">Non ritorna alcun valore.</text:p>
      <text:p text:style-name="P10"/>
      <text:p text:style-name="P10">A seguito della sua invocazione il programma visualizza sullo stderr un messaggio di errore e termina la sua esecuzione con uno stato di uscita di tipo EXIT_FAILURE.</text:p>
      <text:p text:style-name="P10"/>
      <text:p text:style-name="P20">char ** checkArgument(char * arg, int * rowsNumber)</text:p>
      <text:p text:style-name="P10"/>
      <text:p text:style-name="P10">Prende come parametri il percorso al file da processare ed un puntatore ad intero in cui viene memorizzato il numero di record trovati.</text:p>
      <text:p text:style-name="P10"/>
      <text:p text:style-name="P10">Ritorna il puntatore al vettore contenente i record.</text:p>
      <text:p text:style-name="P10"/>
      <text:p text:style-name="P8"><text:span text:style-name="T1">Apre uno stream sul file passato in ingresso, ne legge i record, salva il loro numero in </text:span>rowsNumber<text:span text:style-name="T1">, alloca memoria dinamicamente per il loro contenimento e li memorizza nel vettore.</text:span></text:p>
      <text:p text:style-name="P8"><text:span text:style-name="T1">Interrompe l'esecuzione del programma chiamando </text:span>raiseError()<text:span text:style-name="T1"> nel caso in cui:</text:span></text:p>
      <text:list text:style-name="L6">
        <text:list-item>
          <text:p text:style-name="P19">il file non sia leggibile;</text:p>
        </text:list-item>
        <text:list-item>
          <text:p text:style-name="P19">il file non inizi con l'intestazione giusta;</text:p>
        </text:list-item>
        <text:list-item>
          <text:p text:style-name="P19">l'intestazione non è seguita da una formattazione secondo specifiche;</text:p>
        </text:list-item>
        <text:list-item>
          <text:p text:style-name="P19">il numero che indica le righe presenti nel file è minore di uno;</text:p>
        </text:list-item>
        <text:list-item>
          <text:p text:style-name="P19">trovi caratteri non ammessi a seguito del numero;</text:p>
        </text:list-item>
        <text:list-item>
          <text:p text:style-name="P19">rilevi spazi all'interno della stringa;</text:p>
        </text:list-item>
        <text:list-item>
          <text:p text:style-name="P19">rilevi linee vuote;</text:p>
        </text:list-item>
        <text:list-item>
          <text:p text:style-name="P19">rilevi un numero di righe differente da quanto indicato all'inizio del file.</text:p>
        </text:list-item>
      </text:list>
      <text:p text:style-name="P10"/>
      <text:p text:style-name="P20">int countVowels(char *)</text:p>
      <text:p text:style-name="P10"/>
      <text:p text:style-name="P10">Prende come paramentro la stringa da analizzare.</text:p>
      <text:p text:style-name="P10"/>
      <text:p text:style-name="P10">Ritorna il numero di vocali distinte trovato.</text:p>
      <text:p text:style-name="P10"><text:soft-page-break/></text:p>
      <text:p text:style-name="P20">bool isLessThan(int, char *, int *, int)</text:p>
      <text:p text:style-name="P10"/>
      <text:p text:style-name="P10">Prende come parametri il numero di vocali da controllare, la stringa di cui calcolare le vocali, un vettore per la cache, l'indice a cui accedere nella cache.</text:p>
      <text:p text:style-name="P10"/>
      <text:p text:style-name="P10">Ritorna true se il numero di vocali distinte passato in ingresso è minore del numero di vocali distinte presenti nella stringa passata in ingresso, altrimenti false.</text:p>
      <text:p text:style-name="P10"/>
      <text:p text:style-name="P10">Per evitare di ricalcolare ripetutamente il numero di vocali distinte presenti nella stringa passata in ingresso, la funzione si appoggia ad un vettore per la cache e ad un indice associato alla stringa.</text:p>
      <text:p text:style-name="P10">Qualora nella cache, nella posizione indicata dall'indice, sia presente un valore diverso da zero viene saltato il calcolo delle vocali distinte sulla stringa e viene usato il suddetto valore, altrimenti viene calcolato e viene inserito nella cache nella posizione indicata dall'indice.</text:p>
      <text:p text:style-name="P10"/>
      <text:p text:style-name="P21">Main</text:p>
      <text:p text:style-name="P10"/>
      <text:p text:style-name="P10">Il main richiede che vengano passati come paramentri almeno due percorsi ai file da analizzare.</text:p>
      <text:p text:style-name="P10">Qualora i parametri siano in numero minore di due visualizza a schermo un messaggio di aiuto e termina l'esecuzione del programma con stato uguale a meno uno.</text:p>
      <text:p text:style-name="P10">Qualora invece siano in numero maggiore, i parametri in eccesso vengono ignorati.</text:p>
      <text:p text:style-name="P10"/>
      <text:p text:style-name="P8"><text:span text:style-name="T1">Una volta verificato che i parametri siano nel numero corretto chiama </text:span>checkArgument()<text:span text:style-name="T1"> prima sul primo parametro e poi sul secondo.</text:span></text:p>
      <text:p text:style-name="P10">Ottenuti i vettori di stringhe esegue due cicli iterativi innestati per eseguire i confronti dettati dalle linee guida.</text:p>
      <text:p text:style-name="P10">Appena una di queste condizione viene meno, i cicli terminano evitando di iterare inutilmente.</text:p>
      <text:p text:style-name="P10"/>
      <text:p text:style-name="P10">Lo stato finale viene visualizzato sullo stdout e ritornato come stato di uscita.</text:p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21">Compilazione</text:p>
      <text:p text:style-name="P10"/>
      <text:p text:style-name="P10">L'unico file richiesto per la compilazione è 'src/Vocali.c'.</text:p>
      <text:p text:style-name="P10"/>
      <text:p text:style-name="P10">Il codice rispetta tutte le direttive di compatibilità con lo standard C90 (ANSI C89) verificate mediante il compilatore gcc 4.3.0 su sistema RedHat Linux.</text:p>
      <text:p text:style-name="P10"/>
      <text:p text:style-name="P10">Le direttive di compilazione usate sono le seguenti:</text:p>
      <text:p text:style-name="P11">gcc -Wall -Wextra -pedantic -std=c89 -o bin/Vocali src/Vocali.c</text:p>
      <text:p text:style-name="P10"/>
      <text:p text:style-name="P10">Le direttive di esecuzione sono le seguenti:</text:p>
      <text:p text:style-name="P12">./bin/Vocali res/arg1.txt res/arg2.tx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ejaVu Sans1" style:font-size-asian="12pt" style:language-asian="zxx" style:country-asian="none" style:font-name-complex="DejaVu Sans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Footnote" style:family="paragraph" style:parent-style-name="Standard" style:class="extra" style:master-page-name="">
      <style:paragraph-properties fo:margin-left="0.499cm" fo:margin-right="0cm" fo:text-align="end" style:justify-single-word="false" fo:text-indent="-0.499cm" style:auto-text-indent="false" style:page-number="auto" fo:background-color="transparent" style:shadow="none" text:number-lines="false" text:line-number="0">
        <style:tab-stops/>
        <style:background-image/>
      </style:paragraph-properties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Footer">
      <style:paragraph-properties fo:text-align="end" style:justify-single-word="false"/>
    </style:style>
    <style:page-layout style:name="pm1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pm1">
      <style:footer>
        <text:p text:style-name="P1"><text:page-number text:select-page="current">5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Daniele Orlando</meta:initial-creator>
    <meta:creation-date>2008-06-29T16:00:01</meta:creation-date>
    <dc:creator>Daniele Orlando</dc:creator>
    <dc:date>2008-06-29T22:43:50</dc:date>
    <meta:editing-cycles>13</meta:editing-cycles>
    <meta:editing-duration>PT4H36M24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5" meta:paragraph-count="68" meta:word-count="894" meta:character-count="5825"/>
  </office:meta>
</office:document-meta>
</file>